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6.85pt"/>
    </style:style>
    <style:style style:name="co2" style:family="table-column">
      <style:table-column-properties fo:break-before="auto" style:column-width="46.6pt"/>
    </style:style>
    <style:style style:name="co3" style:family="table-column">
      <style:table-column-properties fo:break-before="auto" style:column-width="55.11pt"/>
    </style:style>
    <style:style style:name="co4" style:family="table-column">
      <style:table-column-properties fo:break-before="auto" style:column-width="71.35pt"/>
    </style:style>
    <style:style style:name="co5" style:family="table-column">
      <style:table-column-properties fo:break-before="auto" style:column-width="104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ext-properties style:font-name="DejaVu Sans" style:font-name-asian="DejaVu Sans1" style:font-name-complex="Noto Sans Devanagari"/>
    </style:style>
  </office:automatic-styles>
  <office:body>
    <office:spreadsheet>
      <table:calculation-settings table:automatic-find-labels="false" table:use-regular-expressions="false" table:use-wildcards="true"/>
      <table:table table:name="new_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Gam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Official Descrip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telier Iris 2.iso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NI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elier Iris 3.iso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NI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elier Iris.iso</text:p>
          </table:table-cell>
          <table:table-cell table:style-name="ce2" office:value-type="string" calcext:value-type="string">
            <text:p>PS2</text:p>
          </table:table-cell>
          <table:table-cell office:value-type="string" calcext:value-type="string">
            <text:p>NI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al Fantasy 10-2.iso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al Fantasy 10.iso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nal Fantasy 12.iso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ji Dawn of the Samurai.iso</text:p>
          </table:table-cell>
          <table:table-cell office:value-type="string" calcext:value-type="string">
            <text:p>P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 Turismo 3.iso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So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 Turismo 4.iso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Son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sona 4.iso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Atl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 Drome.iso</text:p>
          </table:table-cell>
          <table:table-cell office:value-type="string" calcext:value-type="string">
            <text:p>P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ygunner.iso</text:p>
          </table:table-cell>
          <table:table-cell office:value-type="string" calcext:value-type="string">
            <text:p>P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lcalibur 2.iso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Nam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lcalibur 3.iso</text:p>
          </table:table-cell>
          <table:table-cell office:value-type="string" calcext:value-type="string">
            <text:p>PS2</text:p>
          </table:table-cell>
          <table:table-cell office:value-type="string" calcext:value-type="string">
            <text:p>Nam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es of the Abyss.iso</text:p>
          </table:table-cell>
          <table:table-cell office:value-type="string" calcext:value-type="string">
            <text:p>PS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ddams Family Pugsley's Scavenger Hunt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ams Family Pugsley's Scavenger Hun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ams Family Uncle Festers Ques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ams Famil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&amp;D Heros of the Lan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&amp;D Hillsfa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&amp;D Pool of Radian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btures of Gilligan'sIsla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 Island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 Island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 Island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 Island 4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in Magic Kingdo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of Bayou Bill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of CaptainCosmic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of Dino Riki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of Lolo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of Lolo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of Lolo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of Musashi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of Rad Gravit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of Rocky &amp; Bullwink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of Tom Sawy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entures of Valecu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o Mario Broth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burner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terburner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 Fortres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wolf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ddi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fred the Chicke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en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en Syndrom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-Pro Basket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 Miss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ed Beas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 Unser Jr's Trbo Rac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ag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erican Gladiato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l Attac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tions (NottheGame)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arctic Adventu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cipat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abi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 Hon <text:s/>(Battal Chess)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 Rival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gu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kanoi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kista's R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ed Dragon Fantasy Villgus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.S.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erix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ro Fang SuperMachin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ro Rob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ynax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hen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lanti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 of the Killer Tomato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by Boom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 to the Future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 to the Future 2 &amp;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 Dud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mnt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 News Base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 Street Brawl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l Blaz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loon Figh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tr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an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it Kings of Ancient Chin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bi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tman Meets Radioactive M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t vs Spacemutant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t vs the Worl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ball Legends of the Diam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ball Simulator1000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 Ball Star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ball stars game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ball Sta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s Loaded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s Loaded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s Loaded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wa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man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man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man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le Ches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le Cit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le Fiel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le Ship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le Tan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le Toads &amp; DoubleDrag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letoad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e 5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etlejui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 of the Bes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ble Adventur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ble Buffe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 Brid's Hide &amp; Spee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foo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 Nose Freaks Ou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 Nose the Cavem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ll &amp; Ted's Excellent Adventu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ary La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nic Command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d Wee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dy Rus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 Bas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 Mage Mari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 Onyx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des of Stee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ster Mas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 Marli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s Broth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 Shadow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 Jackson Base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kosuka Wa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mber K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mber Man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mberman_2_ro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mber Man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nk's Adventu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by Kid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lder Das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m Stoker's Dracul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k Thru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kTime Poo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ush Roll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bble Bath Bab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bble Bobble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bble Bobble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cky O'Ha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gs Bunny's Birthday Bas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gs Bunny's Crazy Cast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mb N Jump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ai Figh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ger Tim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esars Pala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fornia Gam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tron's 6in1 Gam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tain America &amp; the Adveng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tain Planet &amp; the plante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tain Skyhaw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ino Kid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ino Kid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teli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tle Excellan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tle of Decei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tle of Drag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tlevania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tlevania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tlevania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tlevania_ro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man Gam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k &amp; Pop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llenge of the Drag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llenge <text:s/>Pebble Beac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lleng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mpionship Bowl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mpionship Loderunn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mpionship Poo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os Worl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etah Men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l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p &amp; Dale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p &amp; Dale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ujin Sentai -Jetm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icle of the Radia Wa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bby Cherub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uka Taise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s Cap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s Charli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ty Connect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h at Demon Hea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ic Concentrat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ffhang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 Clu La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bra Comma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bra Triang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br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or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name Vip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 a Dinosau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nd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lic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quest of the Crystal Pala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 For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l Spot the 7-Up Gam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l Worl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mo Genesi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mo Poli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wboy Ki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ck Ou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sh n the Boys Street Challeng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 Climb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stali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stal Min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ber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bernoi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borg Mari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ny Sullivan's Indy Hea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rkm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rkwing Duc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sh Galax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Dreamin Dav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s of Thund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ly Tow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ep Dungeon 4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 of the Crow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der of the Dynatron Cit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 Ja vu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n Swor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ert Command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ion Earthsta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y of an Emperor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y of an Emperor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l Worl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zaem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ck Trac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 Har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 Du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g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ty Harr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zzy the Advertur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j1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j2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j3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jf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jv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g Tow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ki! Doki! Amusement Par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ald Duc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key Kong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key_Kong_3_ro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key Kong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key Kong Classic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key Kong Jr Mat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key Kong J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or Doo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raem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Da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Dragon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Dragon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Dragon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Dribb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Strik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on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on Figh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on Pow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ons Lai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on Spiri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on Strik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on Warrior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on Warrior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on Warrior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gon Warrior 4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. Chao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. Jekyll <text:s/>and Mr <text:s/>Hyd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_Mario_ro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 Mari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ck Hun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cktales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cktale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des with Attitud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gon Magic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sty Diamond's All Star Soft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w1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w2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nowarz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rth Bound Zer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 Act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iminator Boat Due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it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ro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rt &amp; Lendl Top Plyers Tenni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e Bik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du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-117A Stealth Fighter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-15 City Wa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-15 Strike Eag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y Feu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tasy Zon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i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anadu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lix the Ca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rari Grand Prix Challeng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 Fantasy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 Fantasy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 Fantasy 3 (Sound)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 Bir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 Emblem Gaide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e n I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herPrice Firehouse Rescu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herPrice I Can Rememb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herPrice Perfect Fi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t of the North Sta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t of Tho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ght of the Intrud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ntstones Rescue of Dino &amp; Hopp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ntstones Suppise at Dinosaur Pea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ipu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ing Drag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ing Warrio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ula -1 Built to Wi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kenstei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dom For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day the 13t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 Lin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 Hous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ture Soldier Loi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zzical Figh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actic Crusad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ag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axi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bare Goemon!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fiel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g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gqoyle's Quest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ntlet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ntlet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mfi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ghis Kh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rge Foreman's KO Box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 Sumri Fuuma Densetsu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host Busters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host Buster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hosts n Goblin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houl Schoo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.I.Joe Atlantise Facto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.I.Jo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ry of Heracle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al!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al!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dzilla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dzilla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ld Medal Challenge 9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lf Challenge Peble Beac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lf Grand Sla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lf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lgo1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nie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nie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tcha!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diu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g Norman's Golf Pow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mlin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yzo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erilla Wa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msho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n Nac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n Smok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yromit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yrus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oween (Sound)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lem Globe Trott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ri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vy Barre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vy Shredoi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loKitty's Flower Shop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loKitty Worl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Spee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gans Alle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lywood Squar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 Alone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 Alone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run 90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o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op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m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 Slo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dson Haw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dlid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e Climb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e Hocke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kari Warriors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kari Warrior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kari Warriors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 Figh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ssible Mission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dible Crash Dummi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ana Jones Last Crusad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ana Jones Temple of Doo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ltrato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tan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lated Warrio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nStreward'sSuper Off Roa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a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ie Ch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k Nicklaus Golf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mes Bond J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w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opardy 25th Anniversar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opardy J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opard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tsons Cogswell's Cap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m Conner's Tenni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e &amp; Mac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hn Elway's Quarterbac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rdan vs Bird One on On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shu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rney to Siliu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s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 Mech Figh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gle Boo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rassic Park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buki Quantum Figh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ate Champship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ate Ki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nov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t Figh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oKero Keroppis Big Adventure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oKero Keroppis Great Big Adventure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oppi &amp; Keroleens Splash Bomb!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ckle Cubic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ck Mas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 Icaru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 Klow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 Koo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 Niki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 Niki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gNeptunesAdventu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g of King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gs Knigh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gs of the Beac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g's Quest 5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by's Adventu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wi Kraz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sh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lax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night Rid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azy Kreatur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ion Conques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usty's Fun Hous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g Fu Hero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g Fu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 Invas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 ActionHer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 Ninj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e Treuino's Fighting Golf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cy of the Wizar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 Wing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 of Kag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 of the Ghost L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mming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'Empereu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hal Weap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fefor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us Space Hea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tle Mermai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tle Nemo Dream Mas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tle Ninja Broth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tle Sams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tlle League Base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 Runn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z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G M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nar Poo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h Rid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 Max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fat Conspirac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 Dart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i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 Johnson's Fast Brea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 of Scheherazad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 Max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 League Base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iac Mans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py La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ble Madnes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o Broth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o is Miss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io's Time Machin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ter Chu the Drunkard Hu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Box Motor-City Patro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ze Galiou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B3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.C. Kid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chanized Attac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gaman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gaman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gaman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gaman 4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gaman 5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gaman 6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gaman Jet (Image)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ace Beac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el Pala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maids of Atlantis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1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l Figh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l Gear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l Gear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l Mec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l Stor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roi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ael Andrettis World GrandPrix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key Mous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keys Adventuresin Numberla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keys Safari in Letterla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 Machin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-29 Soviet Figh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ht &amp; Magic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hty Bomb Jac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ghty Final Figh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ke Tyson's Punch Ou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iped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on's Secret Cast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 Put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racle Piano Teaching Syste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on Cobr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on Impossib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tsume GaTooru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ai Ku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opol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er in My Pocke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er Part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ers Truck Rall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on Crysta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on Rang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tal Combat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s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.U.L.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ppet Adventu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.U.S.C.L.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ant Viru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stery Ques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di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rc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ughty Kokkuns Gourmet Worl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 Open <text:s text:c="2"/>Turnament Golf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S Play Action Foot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F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hitshad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gel Mansells World ChampionshipChalleng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ghtmare on Elm Stree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nja Boy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nja Crusad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nja Gaiden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nja Gaiden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nja Gaiden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nja Ki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ntendo World Cup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bunaga's Ambition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bunaga's Ambition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h &amp; Sout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on Secret Stor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on Wolf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b3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ll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and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lor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mani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m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med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ic Restauran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rboy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rboy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ek-A-Boo Pok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sterminato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ter Pan &amp; the Pirat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ntom Figh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tionar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ball Ques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 Bo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 Drea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o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ey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Blade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Blade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Punch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.O.W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adikus Conflic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dato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e of Persi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ess Tomat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 Sport Hocke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 Wrestl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nch Ou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ss n Boots Pero's Great Adventu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yo Puy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zz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zznic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rami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-ber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ix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tro Adventu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tro Arcad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tro Sport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ce Americ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cket Attac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 Racer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 Racer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Racket-DeluxeTennis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d 2020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d on Bungeling Ba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nbow Island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inbow Silkroa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lly Bik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b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pag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par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.B.I Base Ball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.B.I Base Ball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.B.I Base Ball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.C Pro-Am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.C Pro-Am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te Contro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egad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 &amp; Stimpy Show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u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ki Kuni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g K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ver City Ransu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ad Blast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ad Figh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ad Runn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in Hoo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cop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cop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cop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cop vs <text:s/>the Terminato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 Deamon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 War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e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et Rang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in Kat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man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 n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gerClemensMVP Base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er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er Gam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ler Blade Rac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ling Thund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 of the Three Kingdoms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 of the Three Kingdom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nd Ball Challeng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sh n Attac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yga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ama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urai Pizza Cat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rio Carnival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rio Cup PonPon Volle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.C.A.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 Scou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ion-Z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icros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ame Street12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ame Street Countdow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me Street ABC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owgat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ow of the Ninj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tterha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nge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nobi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ck Wav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oting Rang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 Order Eggplod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ufflepuck Caf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de Pocke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ent Assaul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ent Servi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kwor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ver Surf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ate or Die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ate or Die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 or Di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y Ki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y Shar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lo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2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sh TV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ake Rattle n Ro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ake's Reveng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oop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ow Bro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c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ft Ball Heave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 Jetm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 Wa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 Brai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itai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omon's Ke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sti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ic Mario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ce Invad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ce Shutt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lunk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der Man Return of the Sinister Six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ritual Wa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atter Hous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y Hun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y vs Sp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o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1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ck Up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dium Event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ley Search for Dr. Livingst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For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Ship Hecto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Soldi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Trek 25th Anniversar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rek the <text:s/>Next Generat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Tre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Tropics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Tropic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Voyag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Wars Empire Strikes Back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Wa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lth ATF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ng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tegic Confrontat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et Cop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et Fighter 2010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et Fighter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d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nt Kid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o Wrestl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day Funda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Ca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Contr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Dodge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Donkey Kong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Glove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Jeopardy!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m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_Mario_Bros_3_ro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Mario Brothers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Mario Brother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Mario Brothers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Pitf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Spike V-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Sprin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Sprnt Rac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Spy Hun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Team Gam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amp Th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eet Hom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ord Mas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ords n Serpent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o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osTactic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in Drag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Team Wrestl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espi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get Renegad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&amp;C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&amp;C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chnos Ice Hocke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chnos Samurai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cmo Base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cmo Bow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cmo Cup Socc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cmo NBA Basket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cmo Super Bow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cmo World Wrestl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enage Mutant Ninja Turtles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enage Mutant Ninja Turtle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enage Mutant Ninja Turtles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enage Mutant Ninja Turtles 4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genTetri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ni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 Crest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tra Sta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tris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tri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Bard's Ta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Battle of Olympu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Chessmas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Fantastic Adventures of Dizz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Great Waldo Searc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Guardian Legen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Hunt for Red Octob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Immorta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Last Starfigh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Lone Rang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Punish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erminator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erminator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hree Stoog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nderbird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ndercad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nder &amp; Light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ger-Heli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s of Fat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Lor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 of Lor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Zon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y Toon Adventures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y Toon Adventure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y Toons Cartoon Workshop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ki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bs &amp; Treasur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 n Jerr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bi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 Gun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 Gun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ly Ra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Rec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The Earth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ch Down Fev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xIc Crusad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ck n Field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ck n Field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asure Mast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j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lls on Treasure Isla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n Bee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n Bee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n Cobr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n Eagl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ima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ima 4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ima 5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imate Air Comba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imate Basket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imate League Socce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timate Stuntme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charted Wat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nvite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touchabl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 Champ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.S Championship V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gas Drea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ice Beach Volley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us Wa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c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mat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ndicato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ley Ball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cky Racer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gyan La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i Wai World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 Street Ki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y Bea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io Wood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rior Algo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yne Gretzky Hocke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yne's Worl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CW Wrestl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rewolf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el of Fortune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el of Fortune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el of Fortune Family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el of Fortune Jr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 in Times Carmen Sandieg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res Waldo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 Framed Roger Rabbi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omp'E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dge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d Gun Ma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low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 Lose or Draw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ter Gam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ardry Knights of Diamond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ardry Proving Groun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ards &amp; Warriors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ards &amp; Warrior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ards &amp; Warriors 3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lverin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ld Champ Box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ld Class Track Meet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ld Gam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ath of the Black Ninj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eking Crew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urm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WF King of the Ring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WF Wrestlemania Challeng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WF Wrestlemania Steel Cag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WF Wrestlemani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nophob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viou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exyz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-Me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! Noid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shi's Cookie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shi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ng Indiana Jones Chronicles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s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c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l1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l2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l22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lda 1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lda 2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n Intergalactic Ninja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mbie Nation.zip</text:p>
          </table:table-cell>
          <table:table-cell office:value-type="string" calcext:value-type="string">
            <text:p>NES</text:p>
          </table:table-cell>
          <table:table-cell table:number-columns-repeated="1022"/>
        </table:table-row>
        <table:table-row table:style-name="ro1" table:number-rows-repeated="285">
          <table:table-cell table:number-columns-repeated="1024"/>
        </table:table-row>
        <table:table-row table:style-name="ro1">
          <table:table-cell office:value-type="string" calcext:value-type="string">
            <text:p>https://www.libreoffice.org/discover/base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5T20:26:11.204176599</dc:date>
    <meta:editing-duration>PT3H45S</meta:editing-duration>
    <meta:editing-cycles>1</meta:editing-cycles>
    <meta:document-statistic meta:table-count="1" meta:cell-count="1853" meta:object-count="0"/>
    <meta:generator>LibreOffice/5.3.2.2$Linux_X86_64 LibreOffice_project/30m0$Build-2</meta:generator>
  </office:meta>
</office:document-meta>
</file>